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7" style:family="paragraph" style:parent-style-name="Text_20_body">
      <style:paragraph-properties fo:text-align="justify" style:justify-single-word="false"/>
      <style:text-properties style:font-name="Times New Roman1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paragraph-properties fo:text-align="justify" style:justify-single-word="false"/>
      <style:text-properties fo:language="ru" fo:country="RU"/>
    </style:style>
    <style:style style:name="P10" style:family="paragraph" style:parent-style-name="Text_20_body" style:list-style-name="L4">
      <style:paragraph-properties fo:text-align="justify" style:justify-single-word="false"/>
      <style:text-properties fo:language="ru" fo:country="RU"/>
    </style:style>
    <style:style style:name="P11" style:family="paragraph" style:parent-style-name="Text_20_body" style:list-style-name="L5">
      <style:paragraph-properties fo:text-align="justify" style:justify-single-word="false"/>
      <style:text-properties fo:language="ru" fo:country="RU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19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0" style:family="paragraph" style:parent-style-name="Standard" style:list-style-name="L6">
      <style:paragraph-properties fo:text-align="justify" style:justify-single-word="false"/>
    </style:style>
    <style:style style:name="P21" style:family="paragraph" style:parent-style-name="Heading_20_1">
      <style:paragraph-properties fo:text-align="justify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style:font-size-asian="12pt"/>
    </style:style>
    <style:style style:name="T7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21" text:outline-level="1">Слайд</text:h>
      <text:p text:style-name="P4">Развитие информационных технологий выдвинуло в наши дни такую отрасль, как создание Корпоративных Информационных Систем. Среди них особо выделяются системы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4">Функции системы документооборота можно разделить на 2 группы:</text:p>
      <text:list xml:id="list33602519" text:style-name="L1">
        <text:list-item>
          <text:p text:style-name="P14">управление всем документооборотом в целом (какие документы куда направить и в какое состояние привести)</text:p>
          <text:p text:style-name="P14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8">управление отдельным документом (создание, редактирование, просмотр, удаление)</text:p>
          <text:p text:style-name="P8">Эти функции требуют формализации самого документа.</text:p>
        </text:list-item>
      </text:list>
      <text:p text:style-name="P7">Одной из организаций, где востребованы сегодня системы документооборота, является Федеральная Таможенная Служба Российской Федерации (ФТС РФ). В рамках создаваемой для нее системы Электонного Декларирования Товаров и Транспортных Средств (ЭДТиТС) взаимодействуют 2 подсистемы: <text:bookmark-start text:name="DDE_LINK"/>управления документооборотом таможенных органов<text:bookmark-end text:name="DDE_LINK"/> (УДТО) и редактора электонных документов.</text:p>
      <text:p text:style-name="P4">Настоящая работа посвящена разработке подсистемы редактора формализованных электонных таможенных документов.</text:p>
      <text:h text:style-name="P21" text:outline-level="1">Слайд</text:h>
      <text:p text:style-name="P2">На этом слайде изложены требования, которые определят общий вид программного продукта, которые объединяют его с аналогичными редакторами других фирм-разработчиков.</text:p>
      <text:h text:style-name="P21" text:outline-level="1">Слайд</text:h>
      <text:p text:style-name="P2">На этом слайде изложены требования, которые должны выделить наш редактор среди аналогов, придать ему конкурентные преимущества.</text:p>
      <text:h text:style-name="P21" text:outline-level="1">Слайд</text:h>
      <text:p text:style-name="P4"><text:span text:style-name="T1">Среди основных требований к продукту — реализация его как веб-приложение на основе технологии </text:span><text:span text:style-name="T3">GWT. </text:span><text:span text:style-name="T1">Что это означает? Это означает, что в основу клиентской части приложения ляжет </text:span><text:span text:style-name="T3">AJAX-</text:span><text:span text:style-name="T1">фреймворк.</text:span></text:p>
      <text:p text:style-name="P4"><text:span text:style-name="T1">О том, что такое </text:span><text:span text:style-name="T3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<text:s/>знает любой, причастный к веб-разработкам. О том, что хотя по этой теме написано множество книг, этому понятию, все же, многие затрудняются дать четкое определение, знает, опять же, любой, причастный к веб-разработкам. Известно и то, наконец, что тот из разработчиков, кто первым применит в своей области </text:span><text:span text:style-name="T3">AJAX-</text:span><text:span text:style-name="T1">технологию, на какое-то время получит ощутимое конкурентное преимущество.</text:span></text:p>
      <text:p text:style-name="P4"><text:span text:style-name="T1">И, тем не менее, столкнувшись впервые с разработкой </text:span><text:span text:style-name="T3">AJAX-</text:span><text:span text:style-name="T1">приложения, нужно было разобраться в основах. </text:span></text:p>
      <text:p text:style-name="P4"><text:soft-page-break/><text:span text:style-name="T1">В чем основная особенность </text:span><text:span text:style-name="T3">AJAX(Asyncronous JavaScript And XML)? </text:span><text:span text:style-name="T1">Она 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3">JavaScript </text:span><text:span text:style-name="T1">на странице, это означает не только 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2">Не случайно теперь перевод в веб офисных сред редактирования документов и сред программирования стал лишь вопросом времени.</text:p>
      <text:h text:style-name="P21" text:outline-level="1">Слайд</text:h>
      <text:p text:style-name="P6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33589451" text:style-name="L2">
        <text:list-item>
          <text:p text:style-name="P16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18">библиотеку, эмулирующую стандартные типы <text:span text:style-name="T3">java</text:span></text:p>
        </text:list-item>
        <text:list-item>
          <text:p text:style-name="P18">библиотеку элементов графического интерфейса</text:p>
        </text:list-item>
        <text:list-item>
          <text:p text:style-name="P18">среду исполнения, позволяющую производить полноценную отладку <text:span text:style-name="T3">java-</text:span>кода</text:p>
        </text:list-item>
      </text:list>
      <text:p text:style-name="P5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3581770" text:style-name="L3">
        <text:list-item>
          <text:p text:style-name="P19">статической типизацией</text:p>
        </text:list-item>
        <text:list-item>
          <text:p text:style-name="P19">использованием полиморфизма</text:p>
        </text:list-item>
        <text:list-item>
          <text:p text:style-name="P19">возможностью полноценной отладки</text:p>
        </text:list-item>
        <text:list-item>
          <text:p text:style-name="P17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21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21" text:outline-level="1">Слайд</text:h>
      <text:p text:style-name="P4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2"><text:span text:style-name="T4">Достоинства</text:span>: простота для небольших задач. </text:p>
      <text:p text:style-name="P2"><text:span text:style-name="T4">Недостатки</text:span>: хранение в БД только целиком, валидация только целиком.</text:p>
      <text:h text:style-name="P21" text:outline-level="1">Слайд</text:h>
      <text:p text:style-name="P2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3588904" text:style-name="L4">
        <text:list-item>
          <text:p text:style-name="P10">т.н. маршаллизацию (разбор) документа в объекты заранее сгенерированных по схеме классов</text:p>
        </text:list-item>
        <text:list-item>
          <text:p text:style-name="P13"><text:span text:style-name="T1">работу с объектами, как с обычными объектами </text:span><text:span text:style-name="T3">Java</text:span></text:p>
        </text:list-item>
        <text:list-item>
          <text:p text:style-name="P10">и демаршаллизацию их обратно по окончании работы</text:p>
        </text:list-item>
      </text:list>
      <text:p text:style-name="P2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21" text:outline-level="1"><text:soft-page-break/>Слайд</text:h>
      <text:p text:style-name="P4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3">Java. </text:span><text:span text:style-name="T1">Все это </text:span><text:span text:style-name="T1">поддержано средой разработки </text:span><text:span text:style-name="T3">Eclipse. </text:span></text:p>
      <text:p text:style-name="P2"><text:span text:style-name="T4">Достоинства</text:span>: удовлетворяет всем заданным критериям</text:p>
      <text:p text:style-name="P2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21" text:outline-level="1">Слайд</text:h>
      <text:p text:style-name="P2">Сопоставив все критерии, видим, что</text:p>
      <text:list xml:id="list33620688" text:style-name="L5">
        <text:list-item>
          <text:p text:style-name="P15"><text:span text:style-name="T1">наименее удовлетворяет им технология </text:span><text:span text:style-name="T3">DOM</text:span></text:p>
        </text:list-item>
        <text:list-item>
          <text:p text:style-name="P11">наиболее им удовлетворяет технология <text:span text:style-name="T3">EMF</text:span></text:p>
        </text:list-item>
      </text:list>
      <text:p text:style-name="P2">Учитывая то, что <text:span text:style-name="T3">EMF, </text:span>как и остальное,<text:span text:style-name="T3"> </text:span>является свободной и не требует затрат на приобретение, используем ее для реализации серверной части приложения.</text:p>
      <text:h text:style-name="P21" text:outline-level="1">Слайд</text:h>
      <text:p text:style-name="P2">От теории перейдем к практике. Пр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21" text:outline-level="1">Слайд</text:h>
      <text:p text:style-name="P2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</text:span>Его место показывает следующий слайд.</text:p>
      <text:h text:style-name="P21" text:outline-level="1">Слайд</text:h>
      <text:p text:style-name="P4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3">HTML </text:span><text:span text:style-name="T1">элементами и атрибутами для описания взаимодействия с полями и описания нестандартных элементов 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21" text:outline-level="1">Слайд</text:h>
      <text:p text:style-name="P2">Общий вид приложения</text:p>
      <text:h text:style-name="P21" text:outline-level="1">Слайд</text:h>
      <text:p text:style-name="P2">Пример более сложных элементов — всплывающих окон для редактирования множественных элементов документа</text:p>
      <text:h text:style-name="P21" text:outline-level="1">Слайд</text:h>
      <text:p text:style-name="P1">Подведем итог. Каковы результаты проделанной работы?</text:p>
      <text:list xml:id="list33677033" text:style-name="L6">
        <text:list-item>
          <text:p text:style-name="P20"><text:soft-page-break/>В ближайшие месяцы ожидается внедрение разработанного продукта в составе системы ЭДТиТС на таможенных постах ФТС.</text:p>
        </text:list-item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7T14:15:30.02</dc:date>
    <dc:creator>eav eav</dc:creator>
    <meta:editing-duration>PT02H59M12S</meta:editing-duration>
    <meta:editing-cycles>111</meta:editing-cycles>
    <meta:document-statistic meta:table-count="0" meta:image-count="0" meta:object-count="0" meta:page-count="4" meta:paragraph-count="68" meta:word-count="998" meta:character-count="7563"/>
    <meta:user-defined meta:name="Поле 1"/>
    <meta:user-defined meta:name="Поле 2"/>
    <meta:user-defined meta:name="Поле 3"/>
    <meta:user-defined meta:name="Поле 4"/>
  </office:meta>
</office:document-meta>
</file>